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32_norm" table:style-name="ta1">
        <table:shapes>
          <draw:frame draw:z-index="0" draw:style-name="gr1" draw:text-style-name="P1" svg:width="453.26pt" svg:height="255.23pt" svg:x="161.49pt" svg:y="48.19pt">
            <draw:object draw:notify-on-update-of-ranges="munge_vectors32_norm.A1:munge_vectors32_norm.A65 munge_vectors32_norm.B1:munge_vectors32_norm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6" calcext:value-type="float">
            <text:p>9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4" calcext:value-type="float">
            <text:p>9.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5" calcext:value-type="float">
            <text:p>9.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39" calcext:value-type="float">
            <text:p>9.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4" calcext:value-type="float">
            <text:p>9.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6" calcext:value-type="float">
            <text:p>9.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2" calcext:value-type="float">
            <text:p>9.6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63" calcext:value-type="float">
            <text:p>9.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14" calcext:value-type="float">
            <text:p>9.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32" calcext:value-type="float">
            <text:p>9.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35" calcext:value-type="float">
            <text:p>9.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59" calcext:value-type="float">
            <text:p>9.5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26" calcext:value-type="float">
            <text:p>9.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6" calcext:value-type="float">
            <text:p>9.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12" calcext:value-type="float">
            <text:p>9.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52" calcext:value-type="float">
            <text:p>9.5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53" calcext:value-type="float">
            <text:p>9.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37" calcext:value-type="float">
            <text:p>9.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14" calcext:value-type="float">
            <text:p>9.1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3" calcext:value-type="float">
            <text:p>9.2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59" calcext:value-type="float">
            <text:p>9.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65" calcext:value-type="float">
            <text:p>9.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12" calcext:value-type="float">
            <text:p>9.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51" calcext:value-type="float">
            <text:p>9.5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09" calcext:value-type="float">
            <text:p>9.0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59" calcext:value-type="float">
            <text:p>9.5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63" calcext:value-type="float">
            <text:p>9.6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37" calcext:value-type="float">
            <text:p>9.3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52" calcext:value-type="float">
            <text:p>9.5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54" calcext:value-type="float">
            <text:p>9.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38" calcext:value-type="float">
            <text:p>9.3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14" calcext:value-type="float">
            <text:p>9.1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14" calcext:value-type="float">
            <text:p>9.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52" calcext:value-type="float">
            <text:p>9.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59" calcext:value-type="float">
            <text:p>9.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63" calcext:value-type="float">
            <text:p>9.6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11" calcext:value-type="float">
            <text:p>9.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65" calcext:value-type="float">
            <text:p>3.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21:26:55.297464932</dc:date>
    <meta:editing-duration>PT3M29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948cm" svg:y="0.316cm" chart:style-name="ch2">
          <text:p>munge_vectors32_normalized</text:p>
        </chart:title>
        <chart:legend chart:legend-position="end" svg:x="11.207cm" svg:y="4.203cm" style:legend-expansion="high" chart:style-name="ch3"/>
        <chart:plot-area chart:style-name="ch4" table:cell-range-address="munge_vectors32_norm.A1:munge_vectors32_norm.B65" chart:data-source-has-labels="both" svg:x="1.33cm" svg:y="1.275cm" svg:width="9.558cm" svg:height="6.569cm">
          <chartooo:coordinate-region svg:x="1.766cm" svg:y="1.474cm" svg:width="8.797cm" svg:height="5.578cm"/>
          <chart:axis chart:dimension="x" chart:name="primary-x" chart:style-name="ch5" chartooo:axis-type="auto">
            <chartooo:date-scale/>
            <chart:title svg:x="5.324cm" svg:y="8.024cm" chart:style-name="ch6">
              <text:p>Alignment</text:p>
            </chart:title>
            <chart:categories table:cell-range-address="munge_vectors32_norm.A1:munge_vectors32_norm.A65"/>
          </chart:axis>
          <chart:axis chart:dimension="y" chart:name="primary-y" chart:style-name="ch5">
            <chart:title svg:x="0.451cm" svg:y="5.106cm" chart:style-name="ch7">
              <text:p>Cycles</text:p>
            </chart:title>
            <chart:grid chart:style-name="ch8" chart:class="major"/>
          </chart:axis>
          <chart:series chart:style-name="ch9" chart:values-cell-range-address="munge_vectors32_norm.B1:munge_vectors32_norm.B65" loext:label-string="cycles_numberaccess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_numberacces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32_norm.A1:munge_vectors32_norm.A65</svg:desc>
                </draw:g>
              </table:table-cell>
              <table:table-cell office:value-type="float" office:value="3.62">
                <text:p>3.62</text:p>
                <draw:g>
                  <svg:desc>munge_vectors32_norm.B1:munge_vectors32_norm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65">
                <text:p>3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